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10000022546DC1764.tif" manifest:media-type="image/tif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in" svg:y="0in" svg:width="8.4827in" svg:height="5.4846in" draw:z-index="0">
        <draw:image xlink:href="Pictures/10000201000003510000022546DC1764.tif" xlink:type="simple" xlink:show="embed" xlink:actuate="onLoad"/>
      </draw:frame>
      <draw:frame draw:style-name="fr1" draw:name="Image2" text:anchor-type="page" text:anchor-page-number="1" svg:x="0in" svg:y="5.5154in" svg:width="8.4827in" svg:height="5.4846in" draw:z-index="1">
        <draw:image xlink:href="Pictures/10000201000003510000022546DC1764.tif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tzo </meta:initial-creator>
    <meta:creation-date>2015-11-05T15:41:59.750217464</meta:creation-date>
    <dc:date>2015-11-05T15:48:31.128994772</dc:date>
    <dc:creator>critzo </dc:creator>
    <meta:editing-duration>PT6M3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3.3.2$Linux_x86 LibreOffice_project/430m0$Build-2</meta:generator>
  </office:meta>
</office:document-meta>
</file>